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ans-serif"/>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style:text-properties fo:font-variant="normal" fo:text-transform="none" fo:color="#333333" style:font-name="Segoe UI1" fo:font-size="10.5pt" fo:letter-spacing="normal" fo:font-style="normal" fo:font-weight="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style:font-style-asian="normal" style:font-style-complex="normal"/>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officeooo:paragraph-rsid="000dd549"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officeooo:rsid="000ec726" officeooo:paragraph-rsid="000ec726" style:font-size-asian="10.5pt" style:font-style-asian="normal" style:font-size-complex="10.5pt" style:font-style-complex="normal"/>
    </style:style>
    <style:style style:name="P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bold" officeooo:rsid="000ec726" officeooo:paragraph-rsid="000ec726" style:font-style-asian="normal" style:font-weight-asian="bold" style:font-style-complex="normal" style:font-weight-complex="bold"/>
    </style:style>
    <style:style style:name="P8" style:family="paragraph" style:parent-style-name="Text_20_body">
      <style:paragraph-properties fo:margin-top="0cm" fo:margin-bottom="0cm" style:contextual-spacing="false" fo:line-height="100%" fo:text-align="justify" style:justify-single-word="false"/>
      <style:text-properties officeooo:paragraph-rsid="000ec726"/>
    </style:style>
    <style:style style:name="P9" style:family="paragraph" style:parent-style-name="Text_20_body">
      <style:paragraph-properties fo:margin-top="0cm" fo:margin-bottom="0cm" style:contextual-spacing="false" fo:line-height="100%" fo:text-align="justify" style:justify-single-word="false"/>
      <style:text-properties officeooo:paragraph-rsid="00225f3e"/>
    </style:style>
    <style:style style:name="P10" style:family="paragraph" style:parent-style-name="Standard">
      <style:paragraph-properties fo:margin-top="0cm" fo:margin-bottom="0cm" style:contextual-spacing="false" fo:text-align="justify" style:justify-single-word="false"/>
      <style:text-properties style:font-name="Segoe UI1" fo:font-size="11pt" fo:font-weight="normal" style:font-size-asian="11pt" style:font-weight-asian="normal" style:font-size-complex="11pt" style:font-weight-complex="normal"/>
    </style:style>
    <style:style style:name="P11" style:family="paragraph" style:parent-style-name="Standard">
      <style:paragraph-properties fo:margin-top="0cm" fo:margin-bottom="0cm" style:contextual-spacing="false" fo:text-align="justify" style:justify-single-word="false"/>
    </style:style>
    <style:style style:name="P12"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1"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Segoe UI1" fo:font-size="20pt" style:font-size-asian="20pt" style:font-size-complex="20pt"/>
    </style:style>
    <style:style style:name="P14" style:family="paragraph" style:parent-style-name="Standard">
      <style:paragraph-properties fo:text-align="justify" style:justify-single-word="false"/>
      <style:text-properties style:font-name="Segoe UI1" fo:font-size="11pt" style:font-size-asian="11pt" style:font-size-complex="11pt"/>
    </style:style>
    <style:style style:name="P15" style:family="paragraph" style:parent-style-name="Standard">
      <style:paragraph-properties fo:line-height="100%"/>
      <style:text-properties style:font-name="Segoe UI1" fo:font-size="11pt" style:font-size-asian="11pt" style:font-size-complex="11pt"/>
    </style:style>
    <style:style style:name="P16" style:family="paragraph" style:parent-style-name="Standard">
      <style:paragraph-properties fo:text-align="justify" style:justify-single-word="false"/>
      <style:text-properties style:font-name="Segoe UI1" fo:font-size="11pt"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Segoe UI1"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Segoe UI1" fo:font-size="10.5pt" fo:font-weight="normal" style:font-size-asian="10.5pt" style:font-weight-asian="normal" style:font-size-complex="10.5pt" style:font-weight-complex="normal"/>
    </style:style>
    <style:style style:name="P19" style:family="paragraph" style:parent-style-name="Text_20_body" style:list-style-name="L1">
      <style:paragraph-properties fo:margin-top="0cm" fo:margin-bottom="0cm" style:contextual-spacing="false" fo:line-height="100%"/>
      <style:text-properties fo:font-variant="normal" fo:text-transform="none" fo:color="#333333" style:font-name="Segoe UI1" fo:font-size="10.5pt" fo:letter-spacing="normal" fo:font-style="normal" fo:font-weight="normal"/>
    </style:style>
    <style:style style:name="P20" style:family="paragraph" style:parent-style-name="Text_20_body" style:list-style-name="L2">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style:font-style-asian="normal" style:font-style-complex="normal"/>
    </style:style>
    <style:style style:name="P2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normal" officeooo:rsid="000ec726" officeooo:paragraph-rsid="000ec726" style:font-size-asian="10.5pt" style:font-style-asian="normal" style:font-size-complex="10.5pt" style:font-style-complex="normal"/>
    </style:style>
    <style:style style:name="P22" style:family="paragraph" style:parent-style-name="Text_20_body" style:list-style-name="L1">
      <style:paragraph-properties fo:margin-top="0cm" fo:margin-bottom="0cm" style:contextual-spacing="false" fo:line-height="100%"/>
      <style:text-properties fo:font-variant="normal" fo:text-transform="none" fo:color="#333333" style:font-name="Segoe UI1" fo:font-size="10.5pt" fo:letter-spacing="normal" fo:font-style="normal" fo:font-weight="bold" officeooo:paragraph-rsid="0014307a" style:font-weight-asian="bold" style:font-weight-complex="bold"/>
    </style:style>
    <style:style style:name="P2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bold" officeooo:rsid="00225f3e" officeooo:paragraph-rsid="00225f3e" style:font-size-asian="10.5pt" style:font-style-asian="normal" style:font-weight-asian="bold" style:font-size-complex="10.5pt" style:font-style-complex="normal" style:font-weight-complex="bold"/>
    </style:style>
    <style:style style:name="P2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1" fo:font-size="10.5pt" fo:letter-spacing="normal" fo:font-style="normal" fo:font-weight="bold" officeooo:rsid="0014307a" officeooo:paragraph-rsid="0014307a" style:font-size-asian="10.5pt" style:font-style-asian="normal" style:font-weight-asian="bold" style:font-size-complex="10.5pt" style:font-style-complex="normal" style:font-weight-complex="bold"/>
    </style:style>
    <style:style style:name="P25" style:family="paragraph" style:parent-style-name="Text_20_body">
      <style:paragraph-properties fo:margin-top="0cm" fo:margin-bottom="0cm" style:contextual-spacing="false" fo:line-height="100%" fo:text-align="justify" style:justify-single-word="false"/>
      <style:text-properties officeooo:paragraph-rsid="000ec72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d549" style:font-weight-asian="bold" style:font-weight-complex="bold"/>
    </style:style>
    <style:style style:name="T4" style:family="text">
      <style:text-properties fo:font-weight="bold" officeooo:rsid="0014307a" style:font-weight-asian="bold" style:font-weight-complex="bold"/>
    </style:style>
    <style:style style:name="T5" style:family="text">
      <style:text-properties fo:font-weight="bold" officeooo:rsid="000ec726"/>
    </style:style>
    <style:style style:name="T6" style:family="text">
      <style:text-properties fo:font-variant="normal" fo:text-transform="none" fo:color="#428bca" style:text-line-through-style="none" fo:font-size="10.5pt" fo:letter-spacing="normal" fo:font-style="normal" style:text-underline-style="none" fo:font-weight="bold" style:text-blinking="false"/>
    </style:style>
    <style:style style:name="T7" style:family="text">
      <style:text-properties fo:font-variant="normal" fo:text-transform="none" fo:color="#333333" fo:font-size="10.5pt" fo:letter-spacing="normal"/>
    </style:style>
    <style:style style:name="T8" style:family="text">
      <style:text-properties fo:font-variant="normal" fo:text-transform="none" fo:color="#333333" style:font-name="Segoe UI1" fo:font-size="10.5pt" fo:letter-spacing="normal" fo:font-style="normal"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333333" style:font-name="Segoe UI1" fo:font-size="10.5pt" fo:letter-spacing="normal" fo:font-style="normal" fo:font-weight="normal" style:font-style-asian="normal" style:font-style-complex="normal"/>
    </style:style>
    <style:style style:name="T10" style:family="text">
      <style:text-properties fo:font-variant="normal" fo:text-transform="none" fo:color="#333333" style:font-name="Segoe UI1" fo:font-size="10.5pt" fo:letter-spacing="normal" fo:font-style="normal" fo:font-weight="normal" officeooo:rsid="000ec726" style:font-size-asian="10.5pt" style:font-style-asian="normal" style:font-weight-asian="normal" style:font-size-complex="10.5pt" style:font-style-complex="normal" style:font-weight-complex="normal"/>
    </style:style>
    <style:style style:name="T11" style:family="text">
      <style:text-properties fo:font-variant="normal" fo:text-transform="none" fo:color="#333333" style:font-name="Segoe UI1" fo:font-size="10.5pt" fo:letter-spacing="normal" fo:font-style="normal" fo:font-weight="normal" officeooo:rsid="0010f116" style:font-size-asian="10.5pt" style:font-style-asian="normal" style:font-weight-asian="normal" style:font-size-complex="10.5pt" style:font-style-complex="normal" style:font-weight-complex="normal"/>
    </style:style>
    <style:style style:name="T12" style:family="text">
      <style:text-properties fo:font-variant="normal" fo:text-transform="none" fo:color="#333333" style:font-name="Segoe UI1" fo:font-size="10.5pt" fo:letter-spacing="normal" fo:font-style="normal" fo:font-weight="normal" officeooo:rsid="00225f3e" style:font-size-asian="10.5pt" style:font-style-asian="normal" style:font-weight-asian="normal" style:font-size-complex="10.5pt" style:font-style-complex="normal" style:font-weight-complex="normal"/>
    </style:style>
    <style:style style:name="T13" style:family="text">
      <style:text-properties fo:font-variant="normal" fo:text-transform="none" fo:color="#333333" style:font-name="Segoe UI1" fo:font-size="10.5pt" fo:letter-spacing="normal" fo:font-style="normal" fo:font-weight="normal" officeooo:rsid="002943a3" style:font-size-asian="10.5pt" style:font-style-asian="normal" style:font-weight-asian="normal" style:font-size-complex="10.5pt" style:font-style-complex="normal" style:font-weight-complex="normal"/>
    </style:style>
    <style:style style:name="T14" style:family="text">
      <style:text-properties fo:font-variant="normal" fo:text-transform="none" fo:color="#333333" style:font-name="Segoe UI1" fo:font-size="10.5pt" fo:letter-spacing="normal" fo:font-style="normal" fo:font-weight="normal" officeooo:rsid="000ec726" style:font-size-asian="10.5pt" style:font-style-asian="normal" style:font-size-complex="10.5pt" style:font-style-complex="normal"/>
    </style:style>
    <style:style style:name="T15" style:family="text">
      <style:text-properties fo:font-variant="normal" fo:text-transform="none" fo:color="#333333" style:font-name="Segoe UI1" fo:font-size="10.5pt" fo:letter-spacing="normal" fo:font-style="normal" fo:font-weight="normal" officeooo:rsid="001f67c5" style:font-size-asian="10.5pt" style:font-style-asian="normal" style:font-size-complex="10.5pt" style:font-style-complex="normal"/>
    </style:style>
    <style:style style:name="T16" style:family="text">
      <style:text-properties fo:font-variant="normal" fo:text-transform="none" fo:color="#333333" style:font-name="Segoe UI1" fo:font-size="10.5pt" fo:letter-spacing="normal" fo:font-style="normal" fo:font-weight="normal" officeooo:rsid="0021093d" style:font-size-asian="10.5pt" style:font-style-asian="normal" style:font-size-complex="10.5pt" style:font-style-complex="normal"/>
    </style:style>
    <style:style style:name="T17" style:family="text">
      <style:text-properties fo:font-variant="normal" fo:text-transform="none" fo:color="#333333" style:font-name="Segoe UI1" fo:font-size="10.5pt" fo:letter-spacing="normal" fo:font-style="normal" fo:font-weight="normal" officeooo:rsid="00277bd5" style:font-size-asian="10.5pt" style:font-style-asian="normal" style:font-size-complex="10.5pt" style:font-style-complex="normal"/>
    </style:style>
    <style:style style:name="T18" style:family="text">
      <style:text-properties fo:font-variant="normal" fo:text-transform="none" fo:color="#333333" style:font-name="Segoe UI1" fo:font-size="10.5pt" fo:letter-spacing="normal" fo:font-style="normal" fo:font-weight="bold" officeooo:rsid="0014307a" style:font-size-asian="10.5pt" style:font-style-asian="normal" style:font-weight-asian="bold" style:font-size-complex="10.5pt" style:font-style-complex="normal" style:font-weight-complex="bold"/>
    </style:style>
    <style:style style:name="T19" style:family="text">
      <style:text-properties fo:font-variant="normal" fo:text-transform="none" fo:color="#333333" style:font-name="Segoe UI1" fo:font-size="10.5pt" fo:letter-spacing="normal" fo:font-style="normal" fo:font-weight="bold" officeooo:rsid="000ec726" style:font-size-asian="10.5pt" style:font-style-asian="normal" style:font-weight-asian="bold" style:font-size-complex="10.5pt" style:font-style-complex="normal" style:font-weight-complex="bold"/>
    </style:style>
    <style:style style:name="T20" style:family="text">
      <style:text-properties fo:font-variant="normal" fo:text-transform="none" fo:color="#333333" style:font-name="Segoe UI1" fo:font-size="10.5pt" fo:letter-spacing="normal" fo:font-style="normal" fo:font-weight="bold" officeooo:rsid="001f67c5" style:font-size-asian="10.5pt" style:font-style-asian="normal" style:font-weight-asian="bold" style:font-size-complex="10.5pt" style:font-style-complex="normal" style:font-weight-complex="bold"/>
    </style:style>
    <style:style style:name="T21" style:family="text">
      <style:text-properties fo:font-variant="normal" fo:text-transform="none" fo:color="#333333" style:font-name="Segoe UI1" fo:font-size="10.5pt" fo:letter-spacing="normal" fo:font-style="normal" officeooo:rsid="00225f3e" style:font-size-asian="10.5pt" style:font-style-asian="normal" style:font-size-complex="10.5pt" style:font-style-complex="normal"/>
    </style:style>
    <style:style style:name="T22" style:family="text">
      <style:text-properties fo:color="#428bca" style:text-line-through-style="none" style:text-underline-style="none" style:text-blinking="false"/>
    </style:style>
    <style:style style:name="T23" style:family="text">
      <style:text-properties fo:font-style="italic" style:font-style-asian="italic" style:font-style-complex="italic"/>
    </style:style>
    <style:style style:name="T24" style:family="text">
      <style:text-properties officeooo:rsid="000dd549"/>
    </style:style>
    <style:style style:name="T25" style:family="text">
      <style:text-properties style:font-name="Segoe UI1" fo:font-size="10.5pt" officeooo:rsid="000ec726" style:font-size-asian="10.5pt" style:font-size-complex="10.5pt"/>
    </style:style>
    <style:style style:name="T26" style:family="text">
      <style:text-properties style:font-name="Segoe UI1" fo:font-size="10.5pt" fo:font-weight="normal" style:font-size-asian="10.5pt" style:font-weight-asian="normal" style:font-size-complex="10.5pt" style:font-weight-complex="normal"/>
    </style:style>
    <style:style style:name="T27" style:family="text">
      <style:text-properties officeooo:rsid="0010f116"/>
    </style:style>
    <style:style style:name="T28" style:family="text">
      <style:text-properties fo:font-weight="normal" officeooo:rsid="0014307a" style:font-weight-asian="normal" style:font-weight-complex="normal"/>
    </style:style>
    <style:style style:name="T29" style:family="text">
      <style:text-properties fo:font-weight="normal" officeooo:rsid="00145a93" style:font-weight-asian="normal" style:font-weight-complex="normal"/>
    </style:style>
    <style:style style:name="T30" style:family="text">
      <style:text-properties officeooo:rsid="0012f81a"/>
    </style:style>
    <style:style style:name="T31" style:family="text">
      <style:text-properties officeooo:rsid="0014307a"/>
    </style:style>
    <style:style style:name="T32" style:family="text">
      <style:text-properties officeooo:rsid="00225f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ui Cheng</text:p>
      <text:p text:style-name="P14"><text:span text:style-name="T2">Phone</text:span>: (+61) 421 347 129 <text:s/></text:p>
      <text:p text:style-name="P14"><text:span text:style-name="T2">Email</text:span>: <text:a xlink:type="simple" xlink:href="mailto:ktei2008@gmail.com">ktei2008@gmail.com</text:a></text:p>
      <text:p text:style-name="P14"><text:span text:style-name="T2">Address</text:span>: 6/8 Cottonwood Crescent Macquarie Park, Sydney 2113</text:p>
      <text:p text:style-name="P14"/>
      <text:p text:style-name="P17">Objective</text:p>
      <text:p text:style-name="P18">I love programming which always gives me fun and a sense of accomplishment. Therefore, I chose IT as my major and started my first part-time job in a small IT company. I enjoy the moment when my work is appreciated by end users because that shows my value of my professional skills. <text:span text:style-name="T27">Most importantly, I think my background perfectly fits what your job requirement describes </text:span><text:span text:style-name="T32">for the following reasons.</text:span></text:p>
      <text:p text:style-name="P16"/>
      <text:p text:style-name="P17">Experiences</text:p>
      <text:p text:style-name="P10"><text:a xlink:type="simple" xlink:href="http://www.ryarc.com/"><text:span text:style-name="Strong_20_Emphasis">Ryarc Technology Limited</text:span></text:a><text:span text:style-name="Strong_20_Emphasis"><text:span text:style-name="T6"> </text:span></text:span><text:span text:style-name="Emphasis"><text:span text:style-name="T7">Aug 2010 – Present (Full-time)</text:span></text:span></text:p>
      <text:p text:style-name="P11"><text:span text:style-name="Emphasis"><text:span text:style-name="T8">Ryarc is a company which develops digital signage software. Our main product is CampaignManager (CM).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9">My main contribution to the product includes:</text:span></text:span></text:p>
      <text:list xml:id="list3473282562360547531" text:style-name="L1">
        <text:list-item>
          <text:p text:style-name="P19">Several key modules for CM client side such as Schedule, Searching, History, Upgrader, Task, Zusa, etc. (main technologies include <text:span text:style-name="T2">WPF</text:span>, <text:span text:style-name="T2">WCF</text:span>, <text:span text:style-name="T2">Windows Service</text:span>)</text:p>
        </text:list-item>
        <text:list-item>
          <text:p text:style-name="P19">CM-related <text:span text:style-name="T30">web applications</text:span> such as <text:a xlink:type="simple" xlink:href="http://www.ryarc.net/ryarcmobile">RyarcMobile</text:a><text:span text:style-name="T22"> </text:span>and <text:a xlink:type="simple" xlink:href="http://www.ryarc.net/deus">DEUS</text:a> (main technologies include <text:span text:style-name="T2">ASP.NET MVC</text:span>, <text:span text:style-name="T2">HTML</text:span>, <text:span text:style-name="T2">CSS</text:span>, <text:span text:style-name="T4">jQuery, KnockoutJS, CoffeeScript</text:span>)</text:p>
        </text:list-item>
        <text:list-item>
          <text:p text:style-name="P22"><text:span text:style-name="T31">Android Player</text:span><text:span text:style-name="T28">, which is </text:span><text:span text:style-name="T29">our</text:span><text:span text:style-name="T28"> CM player running on Android platform</text:span></text:p>
        </text:list-item>
        <text:list-item>
          <text:p text:style-name="P19">Daily bug fixing</text:p>
        </text:list-item>
        <text:list-item>
          <text:p text:style-name="P19">Code refactoring and optimization</text:p>
        </text:list-item>
        <text:list-item>
          <text:p text:style-name="P19">Build process design, scripting (main technologies include XML, InstallAware, MSBuild)</text:p>
        </text:list-item>
        <text:list-item>
          <text:p text:style-name="P19">Product localization</text:p>
        </text:list-item>
      </text:list>
      <text:p text:style-name="P1"/>
      <text:p text:style-name="P1"><text:span text:style-name="T2">Mapdata Interface</text:span> <text:span text:style-name="T23">Nov 2008 – Jun 2010 (Part-time)</text:span></text:p>
      <text:p text:style-name="P2">Mapdata Interface was a company focusing on providing car dealers with marketing strategy solutions. During the time I was working there, my main duties were:</text:p>
      <text:list xml:id="list3474663186241177897" text:style-name="L2">
        <text:list-item>
          <text:p text:style-name="P20">Working as a web developer who assisted the company to maintain and expand a website named Bizcard which helped users to sort out their customer relationships</text:p>
        </text:list-item>
        <text:list-item>
          <text:p text:style-name="P20">Using SQL database to generate sales analysis reports for car dealers, as well as visual data presented as maps</text:p>
        </text:list-item>
      </text:list>
      <text:p text:style-name="P2"/>
      <text:p text:style-name="P7"><text:span text:style-name="T27">When I'm Not in</text:span> <text:span text:style-name="T27">Office</text:span></text:p>
      <text:p text:style-name="P8"><text:span text:style-name="T10">My enthusiasm of programming does not stop </text:span><text:span text:style-name="T11">outside the office</text:span><text:span text:style-name="T10">. I'm also one of the main developers of </text:span><text:a xlink:type="simple" xlink:href="http://www.themakeupsocial.com/"><text:span text:style-name="T25">http://www.themakeupsocial.com</text:span></text:a><text:span text:style-name="T25">, which serves as a social beauty sharing network for women.</text:span><text:span text:style-name="T14"> We build this website using </text:span><text:span text:style-name="T19">PHP</text:span><text:span text:style-name="T14"> (laravel framework) + </text:span><text:span text:style-name="T19">MySQL</text:span><text:span text:style-name="T14"> for back-end and </text:span><text:span text:style-name="T18">B</text:span><text:span text:style-name="T19">ootstrap 3</text:span><text:span text:style-name="T14"> + </text:span><text:span text:style-name="T19">jQuery</text:span><text:span text:style-name="T14"> + </text:span><text:span text:style-name="T19">KnockoutJS</text:span><text:span text:style-name="T14"> for front-end. In the meantime, I'm spending some of my leisure time building Android client app for this website, not because I want to earn any profit, just simply because I love programming.</text:span><text:span text:style-name="T15"> The app has not been released yet but a demo can be shown during interview.</text:span></text:p>
      <text:p text:style-name="P6"/>
      <text:p text:style-name="P8"><text:span text:style-name="T16">Besides, </text:span><text:span text:style-name="T14">I'm also a main developer who built </text:span><text:a xlink:type="simple" xlink:href="http://tracksift.com/"><text:span text:style-name="T26">http://tracksift.com</text:span></text:a><text:span text:style-name="T14"> (I'm not the owner of this site). This website is </text:span><text:span text:style-name="T17">written in</text:span><text:span text:style-name="T14"> </text:span><text:span text:style-name="T19">PHP</text:span><text:span text:style-name="T14"> (laravel framework) and </text:span><text:span text:style-name="T19">KnockoutJS</text:span><text:span text:style-name="T14">. It allows users (mostly DJs) to upload their </text:span><text:soft-page-break/><text:span text:style-name="T14">song tracks using Soundcloud API and discuss about their songs.</text:span></text:p>
      <text:p text:style-name="P6"/>
      <text:p text:style-name="P23">My Online CV</text:p>
      <text:p text:style-name="P9"><text:span text:style-name="T12">I built my online CV here: </text:span><text:a xlink:type="simple" xlink:href="http://morethannerds.herokuapp.com/#/cv">http://morethannerds.herokuapp.com/#/cv</text:a><text:span text:style-name="T21"> </text:span><text:span text:style-name="T12"><text:s/>Please feel free to visit it. Note that this is a free cloud server so it might be slow when you open it the first time. I built this site </text:span><text:span text:style-name="T13">with</text:span><text:span text:style-name="T12"> Ruby on Rails + AngularJS. GitHub repository link: </text:span><text:a xlink:type="simple" xlink:href="https://github.com/ktei/MoreThanNerds">https://github.com/ktei/MoreThanNerds</text:a><text:span text:style-name="T12"> </text:span></text:p>
      <text:p text:style-name="P24"/>
      <text:p text:style-name="P12">Education</text:p>
      <text:p text:style-name="P3"><text:span text:style-name="T1">University of New South Wales</text:span> <text:span text:style-name="T23">(2008 – 2010)</text:span></text:p>
      <text:p text:style-name="P4">Degree: Master of Information Technology</text:p>
      <text:p text:style-name="P4">Academic Performance: Distinction</text:p>
      <text:p text:style-name="P4"/>
      <text:p text:style-name="P12">Skills</text:p>
      <text:p text:style-name="P3">Strongly typed languages: <text:span text:style-name="T1">C#, Java</text:span></text:p>
      <text:p text:style-name="P3">Weakly typed languages: <text:span text:style-name="T1">PHP, JavaScript</text:span></text:p>
      <text:p text:style-name="P5"><text:span text:style-name="T24">Mobile development: </text:span><text:span text:style-name="T3">Android</text:span></text:p>
      <text:p text:style-name="P3">Desktop development: <text:span text:style-name="T1">WPF</text:span></text:p>
      <text:p text:style-name="P3">Web back-end development: <text:span text:style-name="T1">PHP (Laravel), ASP.NET MVC</text:span></text:p>
      <text:p text:style-name="P3">Web front-end development: <text:span text:style-name="T1">HTML, jQuery, KnockoutJS, CSS, LESS</text:span></text:p>
      <text:p text:style-name="P3">Database: <text:span text:style-name="T1">MS SQL Server, MySQL, SQLite</text:span></text:p>
      <text:p text:style-name="P3">Unit testing: <text:span text:style-name="T1">PHP Unit Testing Framework, PHP Mockery</text:span></text:p>
      <text:p text:style-name="P3">Version control: <text:span text:style-name="T1">Git, TFS</text:span></text:p>
      <text:p text:style-name="P3"/>
      <text:p text:style-name="P12">References</text:p>
      <text:p text:style-name="P3">References available upon reques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ans-serif"/>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4-30T11:44:19.71</dc:date>
    <meta:editing-duration>PT1H36M47S</meta:editing-duration>
    <meta:editing-cycles>49</meta:editing-cycles>
    <meta:generator>LibreOffice/4.0.0.3$Windows_x86 LibreOffice_project/7545bee9c2a0782548772a21bc84a9dcc583b89</meta:generator>
    <meta:document-statistic meta:table-count="0" meta:image-count="0" meta:object-count="0" meta:page-count="2" meta:paragraph-count="41" meta:word-count="594" meta:character-count="3746" meta:non-whitespace-character-count="3195"/>
  </office:meta>
</office:document-meta>
</file>